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LORED" style:family="text">
      <style:text-properties fo:background-color="#3deb3d" fo:font-weight="bold" style:font-weight-asian="bold" style:font-weight-complex="bold"/>
    </style:style>
    <style:style style:name="COLORED2" style:family="text">
      <style:text-properties fo:background-color="#00FF00" fo:font-weight="bold" style:font-weight-asian="bold" style:font-weight-complex="bol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L3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Table_20_Contents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ullet_20_Symbols" style:num-prefix="b_" style:num-suffix="_a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_" style:num-suffix="_a" style:num-format="1" text:start-value="2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_" style:num-suffix="_a" style:num-format="1" text:start-value="2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_" style:num-suffix="_a" style:num-format="1" text:start-value="20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_" style:num-suffix="_a" style:num-format="1" text:start-value="20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_" style:num-suffix="_a" style:num-format="1" text:start-value="20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_" style:num-suffix="_a" style:num-format="1" text:start-value="20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_" style:num-suffix="_a" style:num-format="1" text:start-value="20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_" style:num-suffix="_a" style:num-format="1" text:start-value="20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_" style:num-suffix="_a" style:num-format="1" text:start-value="2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bullet text:level="1" text:style-name="Bullet_20_Symbols" text:bullet-char="©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ώ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©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©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©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©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©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©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©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p> 0<text:span text:style-name="COLORED">1     3<text:line-break/>5</text:span><text:s text:c="3"/>9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2:42:11.73</meta:creation-date>
    <dc:date>2013-02-01T21:20:49.74</dc:date>
    <meta:editing-duration>PT4H30M20S</meta:editing-duration>
    <meta:editing-cycles>8</meta:editing-cycles>
    <meta:generator>OpenOffice.org/3.4.1$Win32 OpenOffice.org_project/341m1$Build-9593</meta:generator>
    <meta:document-statistic meta:table-count="3" meta:image-count="0" meta:object-count="0" meta:page-count="1" meta:paragraph-count="43" meta:word-count="142" meta:character-count="696"/>
  </office:meta>
</office:document-meta>
</file>